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0">C</text:span><text:span text:style-name="_31_01">O</text:span><text:span text:style-name="_32_21">M</text:span><text:span text:style-name="_35_0">P</text:span><text:span text:style-name="_31_32">U</text:span><text:span text:style-name="_31_80">T</text:span><text:span text:style-name="_37_4">I</text:span><text:span text:style-name="_31_46">N</text:span><text:span text:style-name="_32_25">G</text:span><text:span text:style-name="_31_"> </text:span><text:span text:style-name="_39_9">M</text:span><text:span text:style-name="_32_18">A</text:span><text:span text:style-name="_33_6">C</text:span><text:span text:style-name="_31_40">H</text:span><text:span text:style-name="_32_22">I</text:span><text:span text:style-name="_35_6">N</text:span><text:span text:style-name="_31_16">E</text:span><text:span text:style-name="_32_00">R</text:span><text:span text:style-name="_32_3">Y</text:span><text:span text:style-name="_37_6"> </text:span><text:span text:style-name="_31_77">A</text:span><text:span text:style-name="_32_9">N</text:span><text:span text:style-name="_31_44">D</text:span><text:span text:style-name="_31_51"> </text:span><text:span text:style-name="_36_9">I</text:span><text:span text:style-name="_31_02">N</text:span><text:span text:style-name="_32_25">T</text:span><text:span text:style-name="_32_0">E</text:span><text:span text:style-name="_31_28">L</text:span><text:span text:style-name="_31_76">L</text:span><text:span text:style-name="_37_2">I</text:span><text:span text:style-name="_31_02">G</text:span><text:span text:style-name="_31_79">E</text:span><text:span text:style-name="_32_4">N</text:span><text:span text:style-name="_31_28">C</text:span><text:span text:style-name="_31_94">E</text:span></text:p>
      <text:p text:style-name="P1"><text:span text:style-name="_35_6">B</text:span><text:span text:style-name="_31_26">y</text:span><text:span text:style-name="_31_51"> </text:span><text:span text:style-name="_35_4">A</text:span><text:span text:style-name="_31_11">.</text:span><text:span text:style-name="_31_51"> </text:span><text:span text:style-name="_34_5">M</text:span><text:span text:style-name="_31_25">.</text:span><text:span text:style-name="_31_51"> </text:span><text:span text:style-name="_32_3">T</text:span><text:span text:style-name="_31_17">u</text:span><text:span text:style-name="_31_77">r</text:span><text:span text:style-name="_32_0">i</text:span><text:span text:style-name="_31_25">n</text:span><text:span text:style-name="_32_25">g</text:span></text:p>
      <text:p text:style-name="P1"><text:span text:style-name="_34_1">1</text:span><text:span text:style-name="_31_40">.</text:span><text:span text:style-name="_31_51"> </text:span><text:span text:style-name="_35_6">T</text:span><text:span text:style-name="_31_19">h</text:span><text:span text:style-name="_32_21">e</text:span><text:span text:style-name="_31_"> </text:span><text:span text:style-name="_31_46">I</text:span><text:span text:style-name="_31_71">m</text:span><text:span text:style-name="_34_2">i</text:span><text:span text:style-name="_31_41">t</text:span><text:span text:style-name="_31_71">a</text:span><text:span text:style-name="_32_7">t</text:span><text:span text:style-name="_31_19">i</text:span><text:span text:style-name="_31_74">o</text:span><text:span text:style-name="_34_2">n</text:span><text:span text:style-name="_37_6"> </text:span><text:span text:style-name="_32_09">G</text:span><text:span text:style-name="_33_8">a</text:span><text:span text:style-name="_31_35">m</text:span><text:span text:style-name="_32_19">e</text:span></text:p>
      <text:p text:style-name="P1"><text:span text:style-name="_34_5">I</text:span><text:span text:style-name="_37_6"> </text:span><text:span text:style-name="_31_92">p</text:span><text:span text:style-name="_34_5">r</text:span><text:span text:style-name="_39_5">o</text:span><text:span text:style-name="_31_95">p</text:span><text:span text:style-name="_36_8">o</text:span><text:span text:style-name="_31_41">s</text:span><text:span text:style-name="_32_06">e</text:span><text:span text:style-name="_31_"> </text:span><text:span text:style-name="_31_19">t</text:span><text:span text:style-name="_31_79">o</text:span><text:span text:style-name="_31_"> </text:span><text:span text:style-name="_31_29">c</text:span><text:span text:style-name="_32_01">o</text:span><text:span text:style-name="_33_6">n</text:span><text:span text:style-name="_31_44">s</text:span><text:span text:style-name="_31_71">i</text:span><text:span text:style-name="_33_8">d</text:span><text:span text:style-name="_31_14">e</text:span><text:span text:style-name="_32_24">r</text:span><text:span text:style-name="_31_"> </text:span><text:span text:style-name="_39_6">t</text:span><text:span text:style-name="_31_94">h</text:span><text:span text:style-name="_36_8">e</text:span><text:span text:style-name="_37_6"> </text:span><text:span text:style-name="_32_03">q</text:span><text:span text:style-name="_33_9">u</text:span><text:span text:style-name="_31_05">e</text:span><text:span text:style-name="_31_74">s</text:span><text:span text:style-name="_35_1">t</text:span><text:span text:style-name="_31_01">i</text:span><text:span text:style-name="_32_10">o</text:span><text:span text:style-name="_33_5">n</text:span><text:span text:style-name="_31_26">,</text:span><text:span text:style-name="_31_51"> </text:span><text:span text:style-name="_35_3">"</text:span><text:span text:style-name="_31_16">C</text:span><text:span text:style-name="_31_76">a</text:span><text:span text:style-name="_33_6">n</text:span><text:span text:style-name="_37_6"> </text:span><text:span text:style-name="_31_77">m</text:span><text:span text:style-name="_34_5">a</text:span><text:span text:style-name="_39_6">c</text:span><text:span text:style-name="_31_95">h</text:span><text:span text:style-name="_33_9">i</text:span><text:span text:style-name="_31_11">n</text:span><text:span text:style-name="_32_07">e</text:span><text:span text:style-name="_32_7">s</text:span><text:span text:style-name="_37_6"> </text:span><text:span text:style-name="_32_25">t</text:span><text:span text:style-name="_35_4">h</text:span><text:span text:style-name="_31_11">i</text:span><text:span text:style-name="_31_94">n</text:span><text:span text:style-name="_32_1">k</text:span><text:span text:style-name="_31_41">?</text:span><text:span text:style-name="_31_86">"</text:span><text:span text:style-name="_31_"> </text:span><text:span text:style-name="_31_14">T</text:span><text:span text:style-name="_32_22">h</text:span><text:span text:style-name="_33_5">i</text:span><text:span text:style-name="_31_46">s</text:span><text:span text:style-name="_31_51"> </text:span><text:span text:style-name="_36_9">s</text:span><text:span text:style-name="_31_13">h</text:span><text:span text:style-name="_32_16">o</text:span><text:span text:style-name="_37_4">u</text:span><text:span text:style-name="_31_28">l</text:span><text:span text:style-name="_31_91">d</text:span><text:span text:style-name="_31_"> </text:span><text:span text:style-name="_31_44">b</text:span><text:span text:style-name="_31_76">e</text:span><text:span text:style-name="_36_8">g</text:span><text:span text:style-name="_31_47">i</text:span><text:span text:style-name="_31_80">n</text:span><text:span text:style-name="_31_"> </text:span><text:span text:style-name="_31_26">w</text:span><text:span text:style-name="_31_86">i</text:span><text:span text:style-name="_37_4">t</text:span><text:span text:style-name="_31_05">h</text:span><text:span text:style-name="_31_51"> </text:span><text:span text:style-name="_35_6">d</text:span><text:span text:style-name="_31_32">e</text:span><text:span text:style-name="_32_16">f</text:span><text:span text:style-name="_34_2">i</text:span><text:span text:style-name="_31_44">n</text:span><text:span text:style-name="_31_95">i</text:span><text:span text:style-name="_37_4">t</text:span><text:span text:style-name="_39_5">i</text:span><text:span text:style-name="_32_03">o</text:span><text:span text:style-name="_36_9">n</text:span><text:span text:style-name="_31_10">s</text:span><text:span text:style-name="_31_51"> </text:span><text:span text:style-name="_36_0">o</text:span><text:span text:style-name="_31_31">f</text:span><text:span text:style-name="_31_51"> </text:span><text:span text:style-name="_35_9">t</text:span><text:span text:style-name="_31_50">h</text:span><text:span text:style-name="_31_76">e</text:span><text:span text:style-name="_31_"> </text:span><text:span text:style-name="_39_6">m</text:span><text:span text:style-name="_32_19">e</text:span><text:span text:style-name="_32_9">a</text:span><text:span text:style-name="_39_5">n</text:span><text:span text:style-name="_32_22">i</text:span><text:span text:style-name="_33_8">n</text:span><text:span text:style-name="_31_20">g</text:span><text:span text:style-name="_31_51"> </text:span><text:span text:style-name="_35_7">o</text:span><text:span text:style-name="_31_04">f</text:span><text:span text:style-name="_31_51"> </text:span><text:span text:style-name="_32_7">t</text:span><text:span text:style-name="_39_9">h</text:span><text:span text:style-name="_31_92">e</text:span><text:span text:style-name="_31_"> </text:span><text:span text:style-name="_31_46">t</text:span><text:span text:style-name="_31_86">e</text:span><text:span text:style-name="_35_3">r</text:span><text:span text:style-name="_31_20">m</text:span><text:span text:style-name="_32_18">s</text:span><text:span text:style-name="_31_"> </text:span><text:span text:style-name="_39_9">"</text:span><text:span text:style-name="_31_92">m</text:span><text:span text:style-name="_34_4">a</text:span><text:span text:style-name="_39_6">c</text:span><text:span text:style-name="_32_22">h</text:span><text:span text:style-name="_34_1">i</text:span><text:span text:style-name="_31_11">n</text:span><text:span text:style-name="_31_88">e</text:span><text:span text:style-name="_35_3">"</text:span><text:span text:style-name="_37_6"> </text:span><text:span text:style-name="_32_24">a</text:span><text:span text:style-name="_36_5">n</text:span><text:span text:style-name="_39_9">d</text:span><text:span text:style-name="_31_51"> </text:span><text:span text:style-name="_36_0">"</text:span><text:span text:style-name="_31_01">t</text:span><text:span text:style-name="_31_85">h</text:span><text:span text:style-name="_32_6">i</text:span><text:span text:style-name="_31_43">n</text:span><text:span text:style-name="_32_22">k</text:span><text:span text:style-name="_33_0">.</text:span><text:span text:style-name="_31_19">"</text:span><text:span text:style-name="_31_51"> </text:span><text:span text:style-name="_35_6">T</text:span><text:span text:style-name="_31_02">h</text:span><text:span text:style-name="_32_16">e</text:span><text:span text:style-name="_31_"> </text:span><text:span text:style-name="_31_13">d</text:span><text:span text:style-name="_31_71">e</text:span><text:span text:style-name="_32_9">f</text:span><text:span text:style-name="_31_02">i</text:span><text:span text:style-name="_31_80">n</text:span><text:span text:style-name="_37_5">i</text:span><text:span text:style-name="_39_9">t</text:span><text:span text:style-name="_32_24">i</text:span><text:span text:style-name="_35_6">o</text:span><text:span text:style-name="_31_43">n</text:span><text:span text:style-name="_32_09">s</text:span><text:span text:style-name="_31_"> </text:span><text:span text:style-name="_31_19">m</text:span><text:span text:style-name="_31_94">i</text:span><text:span text:style-name="_36_9">g</text:span><text:span text:style-name="_31_31">h</text:span><text:span text:style-name="_32_01">t</text:span><text:span text:style-name="_31_"> </text:span><text:span text:style-name="_31_01">b</text:span><text:span text:style-name="_32_16">e</text:span><text:span text:style-name="_31_"> </text:span><text:span text:style-name="_31_43">f</text:span><text:span text:style-name="_31_89">r</text:span><text:span text:style-name="_32_9">a</text:span><text:span text:style-name="_31_28">m</text:span><text:span text:style-name="_32_16">e</text:span><text:span text:style-name="_32_7">d</text:span><text:span text:style-name="_37_6"> </text:span><text:span text:style-name="_31_79">s</text:span><text:span text:style-name="_33_6">o</text:span><text:span text:style-name="_37_6"> </text:span><text:span text:style-name="_32_06">a</text:span><text:span text:style-name="_37_2">s</text:span><text:span text:style-name="_37_6"> </text:span><text:span text:style-name="_31_91">t</text:span><text:span text:style-name="_32_0">o</text:span><text:span text:style-name="_37_6"> </text:span><text:span text:style-name="_31_85">r</text:span><text:span text:style-name="_34_4">e</text:span><text:span text:style-name="_31_10">f</text:span><text:span text:style-name="_32_19">l</text:span><text:span text:style-name="_32_3">e</text:span><text:span text:style-name="_31_50">c</text:span><text:span text:style-name="_32_00">t</text:span><text:span text:style-name="_31_"> </text:span><text:span text:style-name="_39_5">s</text:span><text:span text:style-name="_32_22">o</text:span><text:span text:style-name="_31_"> </text:span><text:span text:style-name="_31_44">f</text:span><text:span text:style-name="_31_73">a</text:span><text:span text:style-name="_35_9">r</text:span><text:span text:style-name="_37_6"> </text:span><text:span text:style-name="_32_25">a</text:span><text:span text:style-name="_36_9">s</text:span><text:span text:style-name="_37_6"> </text:span><text:span text:style-name="_32_25">p</text:span><text:span text:style-name="_36_5">o</text:span><text:span text:style-name="_31_26">s</text:span><text:span text:style-name="_32_07">s</text:span><text:span text:style-name="_34_4">i</text:span><text:span text:style-name="_31_17">b</text:span><text:span text:style-name="_32_07">l</text:span><text:span text:style-name="_36_8">e</text:span><text:span text:style-name="_37_6"> </text:span><text:span text:style-name="_32_19">t</text:span><text:span text:style-name="_35_7">h</text:span><text:span text:style-name="_31_41">e</text:span><text:span text:style-name="_31_51"> </text:span><text:span text:style-name="_34_2">n</text:span><text:span text:style-name="_31_17">o</text:span><text:span text:style-name="_31_85">r</text:span><text:span text:style-name="_32_0">m</text:span><text:span text:style-name="_39_9">a</text:span><text:span text:style-name="_32_06">l</text:span><text:span text:style-name="_31_"> </text:span><text:span text:style-name="_31_25">u</text:span><text:span text:style-name="_32_15">s</text:span><text:span text:style-name="_37_2">e</text:span><text:span text:style-name="_37_6"> </text:span><text:span text:style-name="_32_15">o</text:span><text:span text:style-name="_33_9">f</text:span><text:span text:style-name="_37_6"> </text:span><text:span text:style-name="_31_73">t</text:span><text:span text:style-name="_36_9">h</text:span><text:span text:style-name="_31_13">e</text:span><text:span text:style-name="_31_51"> </text:span><text:span text:style-name="_32_9">w</text:span><text:span text:style-name="_31_31">o</text:span><text:span text:style-name="_31_94">r</text:span><text:span text:style-name="_33_5">d</text:span><text:span text:style-name="_31_47">s</text:span><text:span text:style-name="_32_07">,</text:span><text:span text:style-name="_31_"> </text:span><text:span text:style-name="_31_50">b</text:span><text:span text:style-name="_32_16">u</text:span><text:span text:style-name="_32_7">t</text:span><text:span text:style-name="_37_6"> </text:span><text:span text:style-name="_32_18">t</text:span><text:span text:style-name="_36_9">h</text:span><text:span text:style-name="_31_40">i</text:span><text:span text:style-name="_32_25">s</text:span><text:span text:style-name="_31_"> </text:span><text:span text:style-name="_31_02">a</text:span><text:span text:style-name="_32_19">t</text:span><text:span text:style-name="_32_9">t</text:span><text:span text:style-name="_31_17">i</text:span><text:span text:style-name="_32_07">t</text:span><text:span text:style-name="_36_5">u</text:span><text:span text:style-name="_39_6">d</text:span><text:span text:style-name="_32_25">e</text:span><text:span text:style-name="_31_"> </text:span><text:span text:style-name="_31_35">i</text:span><text:span text:style-name="_32_15">s</text:span><text:span text:style-name="_31_"> </text:span><text:span text:style-name="_39_6">d</text:span><text:span text:style-name="_31_86">a</text:span><text:span text:style-name="_35_9">n</text:span><text:span text:style-name="_31_47">g</text:span><text:span text:style-name="_31_76">e</text:span><text:span text:style-name="_35_3">r</text:span><text:span text:style-name="_31_43">o</text:span><text:span text:style-name="_32_03">u</text:span><text:span text:style-name="_32_0">s</text:span><text:span text:style-name="_31_31">,</text:span><text:span text:style-name="_31_51"> </text:span><text:span text:style-name="_35_3">I</text:span><text:span text:style-name="_31_11">f</text:span><text:span text:style-name="_31_51"> </text:span><text:span text:style-name="_33_8">t</text:span><text:span text:style-name="_31_14">h</text:span><text:span text:style-name="_31_89">e</text:span><text:span text:style-name="_31_"> </text:span><text:span text:style-name="_31_16">m</text:span><text:span text:style-name="_31_76">e</text:span><text:span text:style-name="_34_2">a</text:span><text:span text:style-name="_31_25">n</text:span><text:span text:style-name="_32_16">i</text:span><text:span text:style-name="_35_9">n</text:span><text:span text:style-name="_31_47">g</text:span><text:span text:style-name="_31_51"> </text:span><text:span text:style-name="_34_2">o</text:span><text:span text:style-name="_31_14">f</text:span><text:span text:style-name="_31_51"> </text:span><text:span text:style-name="_36_0">t</text:span><text:span text:style-name="_39_9">h</text:span><text:span text:style-name="_32_01">e</text:span><text:span text:style-name="_31_"> </text:span><text:span text:style-name="_31_44">w</text:span><text:span text:style-name="_31_80">o</text:span><text:span text:style-name="_37_5">r</text:span><text:span text:style-name="_31_02">d</text:span><text:span text:style-name="_31_71">s</text:span><text:span text:style-name="_31_"> </text:span><text:span text:style-name="_31_13">"</text:span><text:span text:style-name="_31_86">m</text:span><text:span text:style-name="_35_0">a</text:span><text:span text:style-name="_31_13">c</text:span><text:span text:style-name="_32_16">h</text:span><text:span text:style-name="_37_2">i</text:span><text:span text:style-name="_31_41">n</text:span><text:span text:style-name="_31_91">e</text:span><text:span text:style-name="_36_5">"</text:span><text:span text:style-name="_37_6"> </text:span><text:span text:style-name="_31_94">a</text:span><text:span text:style-name="_36_6">n</text:span><text:span text:style-name="_31_17">d</text:span><text:span text:style-name="_31_51"> </text:span><text:span text:style-name="_34_1">"</text:span><text:span text:style-name="_31_40">t</text:span><text:span text:style-name="_31_76">h</text:span><text:span text:style-name="_36_0">i</text:span><text:span text:style-name="_31_14">n</text:span><text:span text:style-name="_32_15">k</text:span><text:span text:style-name="_32_7">"</text:span><text:span text:style-name="_37_6"> </text:span><text:span text:style-name="_31_91">a</text:span><text:span text:style-name="_33_0">r</text:span><text:span text:style-name="_39_5">e</text:span><text:span text:style-name="_31_51"> </text:span><text:span text:style-name="_35_6">t</text:span><text:span text:style-name="_31_49">o</text:span><text:span text:style-name="_31_51"> </text:span><text:span text:style-name="_36_8">b</text:span><text:span text:style-name="_31_04">e</text:span><text:span text:style-name="_31_51"> </text:span><text:span text:style-name="_33_6">f</text:span><text:span text:style-name="_31_01">o</text:span><text:span text:style-name="_31_85">u</text:span><text:span text:style-name="_32_7">n</text:span><text:span text:style-name="_31_29">d</text:span><text:span text:style-name="_31_51"> </text:span><text:span text:style-name="_37_1">b</text:span><text:span text:style-name="_31_41">y</text:span><text:span text:style-name="_31_51"> </text:span><text:span text:style-name="_33_5">e</text:span><text:span text:style-name="_31_04">x</text:span><text:span text:style-name="_31_70">a</text:span><text:span text:style-name="_33_5">m</text:span><text:span text:style-name="_39_5">i</text:span><text:span text:style-name="_31_74">n</text:span><text:span text:style-name="_32_6">i</text:span><text:span text:style-name="_31_46">n</text:span><text:span text:style-name="_31_71">g</text:span><text:span text:style-name="_31_"> </text:span><text:span text:style-name="_31_28">h</text:span><text:span text:style-name="_32_03">o</text:span><text:span text:style-name="_36_6">w</text:span><text:span text:style-name="_37_6"> </text:span><text:span text:style-name="_31_92">t</text:span><text:span text:style-name="_36_5">h</text:span><text:span text:style-name="_31_34">e</text:span><text:span text:style-name="_31_95">y</text:span><text:span text:style-name="_31_"> </text:span><text:span text:style-name="_31_29">a</text:span><text:span text:style-name="_32_21">r</text:span><text:span text:style-name="_32_1">e</text:span><text:span text:style-name="_37_6"> </text:span><text:span text:style-name="_32_10">c</text:span><text:span text:style-name="_32_1">o</text:span><text:span text:style-name="_31_20">m</text:span><text:span text:style-name="_31_94">m</text:span><text:span text:style-name="_37_1">o</text:span><text:span text:style-name="_31_35">n</text:span><text:span text:style-name="_32_21">l</text:span><text:span text:style-name="_33_5">y</text:span><text:span text:style-name="_37_6"> </text:span><text:span text:style-name="_31_79">u</text:span><text:span text:style-name="_36_8">s</text:span><text:span text:style-name="_31_26">e</text:span><text:span text:style-name="_32_07">d</text:span><text:span text:style-name="_31_"> </text:span><text:span text:style-name="_31_01">i</text:span><text:span text:style-name="_31_88">t</text:span><text:span text:style-name="_31_"> </text:span><text:span text:style-name="_31_34">i</text:span><text:span text:style-name="_32_21">s</text:span><text:span text:style-name="_31_"> </text:span><text:span text:style-name="_31_28">d</text:span><text:span text:style-name="_31_76">i</text:span><text:span text:style-name="_36_9">f</text:span><text:span text:style-name="_31_28">f</text:span><text:span text:style-name="_32_25">i</text:span><text:span text:style-name="_36_0">c</text:span><text:span text:style-name="_39_8">u</text:span><text:span text:style-name="_32_10">l</text:span><text:span text:style-name="_32_0">t</text:span><text:span text:style-name="_37_6"> </text:span><text:span text:style-name="_32_21">t</text:span><text:span text:style-name="_34_2">o</text:span><text:span text:style-name="_37_6"> </text:span><text:span text:style-name="_31_73">e</text:span><text:span text:style-name="_34_2">s</text:span><text:span text:style-name="_31_34">c</text:span><text:span text:style-name="_32_21">a</text:span><text:span text:style-name="_36_5">p</text:span><text:span text:style-name="_39_5">e</text:span><text:span text:style-name="_31_51"> </text:span><text:span text:style-name="_32_0">t</text:span><text:span text:style-name="_31_20">h</text:span><text:span text:style-name="_32_10">e</text:span><text:span text:style-name="_31_"> </text:span><text:span text:style-name="_31_11">c</text:span><text:span text:style-name="_31_88">o</text:span><text:span text:style-name="_35_0">n</text:span><text:span text:style-name="_31_14">c</text:span><text:span text:style-name="_31_77">l</text:span><text:span text:style-name="_32_9">u</text:span><text:span text:style-name="_31_25">s</text:span><text:span text:style-name="_32_07">i</text:span><text:span text:style-name="_34_5">o</text:span><text:span text:style-name="_39_6">n</text:span><text:span text:style-name="_31_51"> </text:span><text:span text:style-name="_37_4">t</text:span><text:span text:style-name="_31_10">h</text:span><text:span text:style-name="_32_25">a</text:span><text:span text:style-name="_37_4">t</text:span><text:span text:style-name="_37_6"> </text:span><text:span text:style-name="_32_07">t</text:span><text:span text:style-name="_33_0">h</text:span><text:span text:style-name="_31_26">e</text:span><text:span text:style-name="_31_51"> </text:span><text:span text:style-name="_36_9">m</text:span><text:span text:style-name="_31_05">e</text:span><text:span text:style-name="_31_80">a</text:span><text:span text:style-name="_35_9">n</text:span><text:span text:style-name="_31_28">i</text:span><text:span text:style-name="_32_16">n</text:span><text:span text:style-name="_33_9">g</text:span><text:span text:style-name="_37_6"> </text:span><text:span text:style-name="_31_70">a</text:span><text:span text:style-name="_36_6">n</text:span><text:span text:style-name="_31_28">d</text:span><text:span text:style-name="_31_51"> </text:span><text:span text:style-name="_34_2">t</text:span><text:span text:style-name="_31_17">h</text:span><text:span text:style-name="_31_88">e</text:span><text:span text:style-name="_31_"> </text:span><text:span text:style-name="_39_6">a</text:span><text:span text:style-name="_32_09">n</text:span><text:span text:style-name="_32_0">s</text:span><text:span text:style-name="_31_11">w</text:span><text:span text:style-name="_32_10">e</text:span><text:span text:style-name="_35_6">r</text:span><text:span text:style-name="_37_6"> </text:span><text:span text:style-name="_32_25">t</text:span><text:span text:style-name="_37_5">o</text:span><text:span text:style-name="_37_6"> </text:span><text:span text:style-name="_32_22">t</text:span><text:span text:style-name="_32_4">h</text:span><text:span text:style-name="_31_43">e</text:span><text:span text:style-name="_31_51"> </text:span><text:span text:style-name="_36_8">q</text:span><text:span text:style-name="_31_17">u</text:span><text:span text:style-name="_31_79">e</text:span><text:span text:style-name="_37_1">s</text:span><text:span text:style-name="_31_10">t</text:span><text:span text:style-name="_31_79">i</text:span><text:span text:style-name="_32_3">o</text:span><text:span text:style-name="_31_02">n</text:span><text:span text:style-name="_32_18">,</text:span><text:span text:style-name="_31_"> </text:span><text:span text:style-name="_31_10">"</text:span><text:span text:style-name="_31_71">C</text:span><text:span text:style-name="_32_3">a</text:span><text:span text:style-name="_31_50">n</text:span><text:span text:style-name="_31_51"> </text:span><text:span text:style-name="_32_7">m</text:span><text:span text:style-name="_31_28">a</text:span><text:span text:style-name="_32_04">c</text:span><text:span text:style-name="_36_5">h</text:span><text:span text:style-name="_31_17">i</text:span><text:span text:style-name="_31_95">n</text:span><text:span text:style-name="_35_6">e</text:span><text:span text:style-name="_31_41">s</text:span><text:span text:style-name="_31_51"> </text:span><text:span text:style-name="_37_5">t</text:span><text:span text:style-name="_31_28">h</text:span><text:span text:style-name="_31_94">i</text:span><text:span text:style-name="_32_9">n</text:span><text:span text:style-name="_31_32">k</text:span><text:span text:style-name="_32_09">?</text:span><text:span text:style-name="_35_0">"</text:span><text:span text:style-name="_37_6"> </text:span><text:span text:style-name="_32_18">i</text:span><text:span text:style-name="_36_5">s</text:span><text:span text:style-name="_37_6"> </text:span><text:span text:style-name="_31_86">t</text:span><text:span text:style-name="_33_8">o</text:span><text:span text:style-name="_37_6"> </text:span><text:span text:style-name="_32_04">b</text:span><text:span text:style-name="_32_3">e</text:span><text:span text:style-name="_37_6"> </text:span><text:span text:style-name="_32_15">s</text:span><text:span text:style-name="_32_3">o</text:span><text:span text:style-name="_31_10">u</text:span><text:span text:style-name="_31_92">g</text:span><text:span text:style-name="_35_6">h</text:span><text:span text:style-name="_31_44">t</text:span><text:span text:style-name="_31_51"> </text:span><text:span text:style-name="_33_6">i</text:span><text:span text:style-name="_31_50">n</text:span><text:span text:style-name="_31_51"> </text:span><text:span text:style-name="_34_1">a</text:span><text:span text:style-name="_37_6"> </text:span><text:span text:style-name="_32_01">s</text:span><text:span text:style-name="_35_3">t</text:span><text:span text:style-name="_31_44">a</text:span><text:span text:style-name="_31_86">t</text:span><text:span text:style-name="_32_9">i</text:span><text:span text:style-name="_31_49">s</text:span><text:span text:style-name="_32_00">t</text:span><text:span text:style-name="_32_4">i</text:span><text:span text:style-name="_31_16">c</text:span><text:span text:style-name="_32_16">a</text:span><text:span text:style-name="_35_4">l</text:span><text:span text:style-name="_37_6"> </text:span><text:span text:style-name="_32_10">s</text:span><text:span text:style-name="_32_3">u</text:span><text:span text:style-name="_31_01">r</text:span><text:span text:style-name="_32_07">v</text:span><text:span text:style-name="_37_1">e</text:span><text:span text:style-name="_31_43">y</text:span><text:span text:style-name="_31_51"> </text:span><text:span text:style-name="_32_7">s</text:span><text:span text:style-name="_31_20">u</text:span><text:span text:style-name="_31_71">c</text:span><text:span text:style-name="_33_0">h</text:span><text:span text:style-name="_37_6"> </text:span><text:span text:style-name="_31_91">a</text:span><text:span text:style-name="_32_7">s</text:span><text:span text:style-name="_37_6"> </text:span><text:span text:style-name="_32_10">a</text:span><text:span text:style-name="_31_"> </text:span><text:span text:style-name="_31_35">G</text:span><text:span text:style-name="_32_09">a</text:span><text:span text:style-name="_33_9">l</text:span><text:span text:style-name="_31_32">l</text:span><text:span text:style-name="_31_91">u</text:span><text:span text:style-name="_32_7">p</text:span><text:span text:style-name="_37_6"> </text:span><text:span text:style-name="_31_85">p</text:span><text:span text:style-name="_35_1">o</text:span><text:span text:style-name="_31_46">l</text:span><text:span text:style-name="_32_21">l</text:span><text:span text:style-name="_35_0">.</text:span><text:span text:style-name="_37_6"> </text:span><text:span text:style-name="_31_77">B</text:span><text:span text:style-name="_36_0">u</text:span><text:span text:style-name="_31_16">t</text:span><text:span text:style-name="_31_51"> </text:span><text:span text:style-name="_32_4">t</text:span><text:span text:style-name="_31_02">h</text:span><text:span text:style-name="_32_00">i</text:span><text:span text:style-name="_35_0">s</text:span><text:span text:style-name="_37_6"> </text:span><text:span text:style-name="_32_21">i</text:span><text:span text:style-name="_36_6">s</text:span><text:span text:style-name="_37_6"> </text:span><text:span text:style-name="_31_91">a</text:span><text:span text:style-name="_32_6">b</text:span><text:span text:style-name="_39_6">s</text:span><text:span text:style-name="_31_74">u</text:span><text:span text:style-name="_33_9">r</text:span><text:span text:style-name="_31_25">d</text:span><text:span text:style-name="_32_04">.</text:span><text:span text:style-name="_31_"> </text:span><text:span text:style-name="_31_34">I</text:span><text:span text:style-name="_32_21">n</text:span><text:span text:style-name="_35_3">s</text:span><text:span text:style-name="_31_10">t</text:span><text:span text:style-name="_31_92">e</text:span><text:span text:style-name="_35_6">a</text:span><text:span text:style-name="_31_02">d</text:span><text:span text:style-name="_31_51"> </text:span><text:span text:style-name="_34_2">o</text:span><text:span text:style-name="_31_31">f</text:span><text:span text:style-name="_31_51"> </text:span><text:span text:style-name="_32_6">a</text:span><text:span text:style-name="_31_14">t</text:span><text:span text:style-name="_32_06">t</text:span><text:span text:style-name="_36_5">e</text:span><text:span text:style-name="_31_29">m</text:span><text:span text:style-name="_32_06">p</text:span><text:span text:style-name="_33_8">t</text:span><text:span text:style-name="_31_26">i</text:span><text:span text:style-name="_31_74">n</text:span><text:span text:style-name="_34_1">g</text:span><text:span text:style-name="_37_6"> </text:span><text:span text:style-name="_32_19">s</text:span><text:span text:style-name="_35_6">u</text:span><text:span text:style-name="_31_10">c</text:span><text:span text:style-name="_32_18">h</text:span><text:span text:style-name="_31_"> </text:span><text:span text:style-name="_31_19">a</text:span><text:span text:style-name="_31_51"> </text:span><text:span text:style-name="_35_0">d</text:span><text:span text:style-name="_31_44">e</text:span><text:span text:style-name="_32_07">f</text:span><text:span text:style-name="_33_0">i</text:span><text:span text:style-name="_31_02">n</text:span><text:span text:style-name="_31_73">i</text:span><text:span text:style-name="_37_4">t</text:span><text:span text:style-name="_39_5">i</text:span><text:span text:style-name="_31_91">o</text:span><text:span text:style-name="_37_4">n</text:span><text:span text:style-name="_37_6"> </text:span><text:span text:style-name="_32_16">I</text:span><text:span text:style-name="_31_"> </text:span><text:span text:style-name="_31_10">s</text:span><text:span text:style-name="_32_06">h</text:span><text:span text:style-name="_35_0">a</text:span><text:span text:style-name="_39_8">l</text:span><text:span text:style-name="_31_89">l</text:span><text:span text:style-name="_31_"> </text:span><text:span text:style-name="_31_26">r</text:span><text:span text:style-name="_31_95">e</text:span><text:span text:style-name="_35_1">p</text:span><text:span text:style-name="_31_05">l</text:span><text:span text:style-name="_32_06">a</text:span><text:span text:style-name="_32_9">c</text:span><text:span text:style-name="_31_43">e</text:span><text:span text:style-name="_31_51"> </text:span><text:span text:style-name="_34_5">t</text:span><text:span text:style-name="_31_05">h</text:span><text:span text:style-name="_32_03">e</text:span><text:span text:style-name="_31_"> </text:span><text:span text:style-name="_31_44">q</text:span><text:span text:style-name="_31_95">u</text:span><text:span text:style-name="_35_0">e</text:span><text:span text:style-name="_31_25">s</text:span><text:span text:style-name="_31_89">t</text:span><text:span text:style-name="_34_1">i</text:span><text:span text:style-name="_31_05">o</text:span><text:span text:style-name="_31_77">n</text:span><text:span text:style-name="_31_"> </text:span><text:span text:style-name="_31_43">b</text:span><text:span text:style-name="_32_03">y</text:span><text:span text:style-name="_31_"> </text:span><text:span text:style-name="_39_8">a</text:span><text:span text:style-name="_32_24">n</text:span><text:span text:style-name="_36_5">o</text:span><text:span text:style-name="_31_50">t</text:span><text:span text:style-name="_32_03">h</text:span><text:span text:style-name="_33_6">e</text:span><text:span text:style-name="_31_47">r</text:span><text:span text:style-name="_32_21">,</text:span><text:span text:style-name="_31_"> </text:span><text:span text:style-name="_31_34">w</text:span><text:span text:style-name="_32_07">h</text:span><text:span text:style-name="_34_1">i</text:span><text:span text:style-name="_31_28">c</text:span><text:span text:style-name="_32_24">h</text:span><text:span text:style-name="_31_"> </text:span><text:span text:style-name="_31_11">i</text:span><text:span text:style-name="_32_24">s</text:span><text:span text:style-name="_31_"> </text:span><text:span text:style-name="_31_50">c</text:span><text:span text:style-name="_32_21">l</text:span><text:span text:style-name="_37_4">o</text:span><text:span text:style-name="_39_6">s</text:span><text:span text:style-name="_31_95">e</text:span><text:span text:style-name="_37_2">l</text:span><text:span text:style-name="_31_13">y</text:span><text:span text:style-name="_31_51"> </text:span><text:span text:style-name="_36_8">r</text:span><text:span text:style-name="_31_10">e</text:span><text:span text:style-name="_31_79">l</text:span><text:span text:style-name="_37_5">a</text:span><text:span text:style-name="_31_44">t</text:span><text:span text:style-name="_32_01">e</text:span><text:span text:style-name="_35_6">d</text:span><text:span text:style-name="_37_6"> </text:span><text:span text:style-name="_31_92">t</text:span><text:span text:style-name="_34_1">o</text:span><text:span text:style-name="_37_6"> </text:span><text:span text:style-name="_31_86">i</text:span><text:span text:style-name="_32_0">t</text:span><text:span text:style-name="_37_6"> </text:span><text:span text:style-name="_31_91">a</text:span><text:span text:style-name="_35_9">n</text:span><text:span text:style-name="_31_05">d</text:span><text:span text:style-name="_31_51"> </text:span><text:span text:style-name="_32_9">i</text:span><text:span text:style-name="_31_32">s</text:span><text:span text:style-name="_31_51"> </text:span><text:span text:style-name="_36_8">e</text:span><text:span text:style-name="_31_13">x</text:span><text:span text:style-name="_31_71">p</text:span><text:span text:style-name="_32_3">r</text:span><text:span text:style-name="_31_02">e</text:span><text:span text:style-name="_31_92">s</text:span><text:span text:style-name="_33_6">s</text:span><text:span text:style-name="_31_01">e</text:span><text:span text:style-name="_31_94">d</text:span><text:span text:style-name="_31_"> </text:span><text:span text:style-name="_31_41">i</text:span><text:span text:style-name="_32_16">n</text:span><text:span text:style-name="_31_"> </text:span><text:span text:style-name="_31_14">r</text:span><text:span text:style-name="_32_07">e</text:span><text:span text:style-name="_35_0">l</text:span><text:span text:style-name="_31_34">a</text:span><text:span text:style-name="_31_91">t</text:span><text:span text:style-name="_33_0">i</text:span><text:span text:style-name="_31_41">v</text:span><text:span text:style-name="_31_79">e</text:span><text:span text:style-name="_34_4">l</text:span><text:span text:style-name="_31_34">y</text:span><text:span text:style-name="_31_51"> </text:span><text:span text:style-name="_37_4">u</text:span><text:span text:style-name="_31_13">n</text:span><text:span text:style-name="_32_10">a</text:span><text:span text:style-name="_35_4">m</text:span><text:span text:style-name="_31_26">b</text:span><text:span text:style-name="_31_76">i</text:span><text:span text:style-name="_37_5">g</text:span><text:span text:style-name="_31_01">u</text:span><text:span text:style-name="_31_91">o</text:span><text:span text:style-name="_33_8">u</text:span><text:span text:style-name="_31_01">s</text:span><text:span text:style-name="_31_51"> </text:span><text:span text:style-name="_35_7">w</text:span><text:span text:style-name="_31_01">o</text:span><text:span text:style-name="_32_07">r</text:span><text:span text:style-name="_36_5">d</text:span><text:span text:style-name="_31_17">s</text:span><text:span text:style-name="_31_77">.</text:span></text:p>
      <text:p text:style-name="P1"><text:span text:style-name="_36_8">T</text:span><text:span text:style-name="_39_6">h</text:span><text:span text:style-name="_31_73">e</text:span><text:span text:style-name="_31_"> </text:span><text:span text:style-name="_39_5">n</text:span><text:span text:style-name="_32_10">e</text:span><text:span text:style-name="_35_0">w</text:span><text:span text:style-name="_37_6"> </text:span><text:span text:style-name="_32_09">f</text:span><text:span text:style-name="_36_6">o</text:span><text:span text:style-name="_31_17">r</text:span><text:span text:style-name="_31_73">m</text:span><text:span text:style-name="_31_"> </text:span><text:span text:style-name="_39_6">o</text:span><text:span text:style-name="_31_79">f</text:span><text:span text:style-name="_31_"> </text:span><text:span text:style-name="_31_05">t</text:span><text:span text:style-name="_31_95">h</text:span><text:span text:style-name="_32_6">e</text:span><text:span text:style-name="_37_6"> </text:span><text:span text:style-name="_32_03">p</text:span><text:span text:style-name="_33_9">r</text:span><text:span text:style-name="_31_20">o</text:span><text:span text:style-name="_31_91">b</text:span><text:span text:style-name="_33_8">l</text:span><text:span text:style-name="_39_9">e</text:span><text:span text:style-name="_31_73">m</text:span><text:span text:style-name="_31_"> </text:span><text:span text:style-name="_31_40">c</text:span><text:span text:style-name="_32_01">a</text:span><text:span text:style-name="_34_1">n</text:span><text:span text:style-name="_37_6"> </text:span><text:span text:style-name="_31_88">b</text:span><text:span text:style-name="_32_7">e</text:span><text:span text:style-name="_37_6"> </text:span><text:span text:style-name="_31_71">d</text:span><text:span text:style-name="_35_0">e</text:span><text:span text:style-name="_31_26">s</text:span><text:span text:style-name="_32_24">c</text:span><text:span text:style-name="_35_3">r</text:span><text:span text:style-name="_31_47">i</text:span><text:span text:style-name="_31_89">b</text:span><text:span text:style-name="_37_5">e</text:span><text:span text:style-name="_31_41">d</text:span><text:span text:style-name="_31_51"> </text:span><text:span text:style-name="_33_5">i</text:span><text:span text:style-name="_31_34">n</text:span><text:span text:style-name="_31_51"> </text:span><text:span text:style-name="_36_6">t</text:span><text:span text:style-name="_39_5">e</text:span><text:span text:style-name="_31_95">r</text:span><text:span text:style-name="_37_2">m</text:span><text:span text:style-name="_31_02">s</text:span><text:span text:style-name="_31_51"> </text:span><text:span text:style-name="_33_9">o</text:span><text:span text:style-name="_31_02">f</text:span><text:span text:style-name="_31_51"> </text:span><text:span text:style-name="_32_6">a</text:span><text:span text:style-name="_37_6"> </text:span><text:span text:style-name="_32_07">g</text:span><text:span text:style-name="_35_6">a</text:span><text:span text:style-name="_31_01">m</text:span><text:span text:style-name="_32_16">e</text:span><text:span text:style-name="_31_"> </text:span><text:span text:style-name="_31_46">w</text:span><text:span text:style-name="_31_71">h</text:span><text:span text:style-name="_34_2">i</text:span><text:span text:style-name="_31_32">c</text:span><text:span text:style-name="_31_77">h</text:span><text:span text:style-name="_31_"> </text:span><text:span text:style-name="_39_6">w</text:span><text:span text:style-name="_31_70">e</text:span><text:span text:style-name="_31_"> </text:span><text:span text:style-name="_31_35">c</text:span><text:span text:style-name="_32_16">a</text:span><text:span text:style-name="_35_4">l</text:span><text:span text:style-name="_31_29">l</text:span><text:span text:style-name="_31_51"> </text:span><text:span text:style-name="_34_5">t</text:span><text:span text:style-name="_31_14">h</text:span><text:span text:style-name="_31_94">e</text:span><text:span text:style-name="_31_"> </text:span><text:span text:style-name="_31_25">'</text:span><text:span text:style-name="_32_03">i</text:span><text:span text:style-name="_37_2">m</text:span><text:span text:style-name="_31_35">i</text:span><text:span text:style-name="_31_92">t</text:span><text:span text:style-name="_32_6">a</text:span><text:span text:style-name="_31_10">t</text:span><text:span text:style-name="_31_70">i</text:span><text:span text:style-name="_36_5">o</text:span><text:span text:style-name="_31_47">n</text:span><text:span text:style-name="_31_51"> </text:span><text:span text:style-name="_35_3">g</text:span><text:span text:style-name="_31_32">a</text:span><text:span text:style-name="_31_85">m</text:span><text:span text:style-name="_35_4">e</text:span><text:span text:style-name="_31_40">.</text:span><text:span text:style-name="_32_18">"</text:span><text:span text:style-name="_31_"> </text:span><text:span text:style-name="_31_47">I</text:span><text:span text:style-name="_32_10">t</text:span><text:span text:style-name="_31_"> </text:span><text:span text:style-name="_39_8">i</text:span><text:span text:style-name="_32_24">s</text:span><text:span text:style-name="_31_"> </text:span><text:span text:style-name="_31_47">p</text:span><text:span text:style-name="_32_25">l</text:span><text:span text:style-name="_32_3">a</text:span><text:span text:style-name="_31_14">y</text:span><text:span text:style-name="_32_01">e</text:span><text:span text:style-name="_35_6">d</text:span><text:span text:style-name="_37_6"> </text:span><text:span text:style-name="_31_74">w</text:span><text:span text:style-name="_35_1">i</text:span><text:span text:style-name="_31_46">t</text:span><text:span text:style-name="_31_92">h</text:span><text:span text:style-name="_31_"> </text:span><text:span text:style-name="_31_34">t</text:span><text:span text:style-name="_32_21">h</text:span><text:span text:style-name="_34_1">r</text:span><text:span text:style-name="_31_04">e</text:span><text:span text:style-name="_31_94">e</text:span><text:span text:style-name="_31_"> </text:span><text:span text:style-name="_31_44">p</text:span><text:span text:style-name="_32_22">e</text:span><text:span text:style-name="_34_2">o</text:span><text:span text:style-name="_31_44">p</text:span><text:span text:style-name="_32_21">l</text:span><text:span text:style-name="_35_0">e</text:span><text:span text:style-name="_31_44">,</text:span><text:span text:style-name="_31_51"> </text:span><text:span text:style-name="_35_3">a</text:span><text:span text:style-name="_37_6"> </text:span><text:span text:style-name="_31_86">m</text:span><text:span text:style-name="_35_1">a</text:span><text:span text:style-name="_31_29">n</text:span><text:span text:style-name="_31_51"> </text:span><text:span text:style-name="_36_9">(</text:span><text:span text:style-name="_31_13">A</text:span><text:span text:style-name="_31_85">)</text:span><text:span text:style-name="_36_0">,</text:span><text:span text:style-name="_37_6"> </text:span><text:span text:style-name="_31_89">a</text:span><text:span text:style-name="_31_"> </text:span><text:span text:style-name="_31_50">w</text:span><text:span text:style-name="_31_77">o</text:span><text:span text:style-name="_36_0">m</text:span><text:span text:style-name="_31_26">a</text:span><text:span text:style-name="_32_00">n</text:span><text:span text:style-name="_31_"> </text:span><text:span text:style-name="_31_28">(</text:span><text:span text:style-name="_31_88">B</text:span><text:span text:style-name="_37_5">)</text:span><text:span text:style-name="_31_49">,</text:span><text:span text:style-name="_31_51"> </text:span><text:span text:style-name="_34_1">a</text:span><text:span text:style-name="_31_16">n</text:span><text:span text:style-name="_31_86">d</text:span><text:span text:style-name="_31_"> </text:span><text:span text:style-name="_31_28">a</text:span><text:span text:style-name="_32_09">n</text:span><text:span text:style-name="_31_"> </text:span><text:span text:style-name="_31_40">i</text:span><text:span text:style-name="_31_76">n</text:span><text:span text:style-name="_37_5">t</text:span><text:span text:style-name="_31_28">e</text:span><text:span text:style-name="_32_18">r</text:span><text:span text:style-name="_36_0">r</text:span><text:span text:style-name="_31_44">o</text:span><text:span text:style-name="_31_80">g</text:span><text:span text:style-name="_34_1">a</text:span><text:span text:style-name="_31_20">t</text:span><text:span text:style-name="_31_92">o</text:span><text:span text:style-name="_36_0">r</text:span><text:span text:style-name="_37_6"> </text:span><text:span text:style-name="_31_88">(</text:span><text:span text:style-name="_35_1">C</text:span><text:span text:style-name="_31_43">)</text:span><text:span text:style-name="_31_51"> </text:span><text:span text:style-name="_36_6">w</text:span><text:span text:style-name="_31_28">h</text:span><text:span text:style-name="_31_86">o</text:span><text:span text:style-name="_31_"> </text:span><text:span text:style-name="_31_43">m</text:span><text:span text:style-name="_32_01">a</text:span><text:span text:style-name="_34_5">y</text:span><text:span text:style-name="_37_6"> </text:span><text:span text:style-name="_31_89">b</text:span><text:span text:style-name="_37_4">e</text:span><text:span text:style-name="_37_6"> </text:span><text:span text:style-name="_32_01">o</text:span><text:span text:style-name="_32_4">f</text:span><text:span text:style-name="_37_6"> </text:span><text:span text:style-name="_32_24">e</text:span><text:span text:style-name="_32_4">i</text:span><text:span text:style-name="_31_14">t</text:span><text:span text:style-name="_32_18">h</text:span><text:span text:style-name="_34_1">e</text:span><text:span text:style-name="_39_6">r</text:span><text:span text:style-name="_31_51"> </text:span><text:span text:style-name="_34_4">s</text:span><text:span text:style-name="_31_46">e</text:span><text:span text:style-name="_32_15">x</text:span><text:span text:style-name="_37_4">.</text:span><text:span text:style-name="_37_6"> </text:span><text:span text:style-name="_31_88">T</text:span><text:span text:style-name="_37_1">h</text:span><text:span text:style-name="_39_9">e</text:span><text:span text:style-name="_31_51"> </text:span><text:span text:style-name="_34_2">i</text:span><text:span text:style-name="_31_47">n</text:span><text:span text:style-name="_32_04">t</text:span><text:span text:style-name="_33_8">e</text:span><text:span text:style-name="_31_49">r</text:span><text:span text:style-name="_31_71">r</text:span><text:span text:style-name="_33_9">o</text:span><text:span text:style-name="_31_05">g</text:span><text:span text:style-name="_31_77">a</text:span><text:span text:style-name="_34_2">t</text:span><text:span text:style-name="_31_46">o</text:span><text:span text:style-name="_31_91">r</text:span><text:span text:style-name="_31_"> </text:span><text:span text:style-name="_31_43">s</text:span><text:span text:style-name="_32_06">t</text:span><text:span text:style-name="_36_8">a</text:span><text:span text:style-name="_31_50">y</text:span><text:span text:style-name="_32_00">s</text:span><text:span text:style-name="_31_"> </text:span><text:span text:style-name="_31_47">i</text:span><text:span text:style-name="_32_00">n</text:span><text:span text:style-name="_31_"> </text:span><text:span text:style-name="_31_20">a</text:span><text:span text:style-name="_31_51"> </text:span><text:span text:style-name="_33_5">r</text:span><text:span text:style-name="_31_11">o</text:span><text:span text:style-name="_31_86">o</text:span><text:span text:style-name="_34_2">m</text:span><text:span text:style-name="_37_6"> </text:span><text:span text:style-name="_32_21">a</text:span><text:span text:style-name="_32_4">p</text:span><text:span text:style-name="_31_29">a</text:span><text:span text:style-name="_31_71">r</text:span><text:span text:style-name="_33_9">t</text:span><text:span text:style-name="_37_6"> </text:span><text:span text:style-name="_31_91">f</text:span><text:span text:style-name="_37_5">r</text:span><text:span text:style-name="_31_43">o</text:span><text:span text:style-name="_32_15">n</text:span><text:span text:style-name="_32_7">t</text:span><text:span text:style-name="_37_6"> </text:span><text:span text:style-name="_32_22">t</text:span><text:span text:style-name="_32_3">h</text:span><text:span text:style-name="_31_10">e</text:span><text:span text:style-name="_31_51"> </text:span><text:span text:style-name="_35_4">o</text:span><text:span text:style-name="_31_14">t</text:span><text:span text:style-name="_32_18">h</text:span><text:span text:style-name="_35_6">e</text:span><text:span text:style-name="_31_10">r</text:span><text:span text:style-name="_31_51"> </text:span><text:span text:style-name="_37_2">t</text:span><text:span text:style-name="_31_29">w</text:span><text:span text:style-name="_31_91">o</text:span><text:span text:style-name="_33_6">.</text:span><text:span text:style-name="_37_6"> </text:span><text:span text:style-name="_32_16">T</text:span><text:span text:style-name="_36_0">h</text:span><text:span text:style-name="_31_25">e</text:span><text:span text:style-name="_31_51"> </text:span><text:span text:style-name="_37_1">o</text:span><text:span text:style-name="_31_41">b</text:span><text:span text:style-name="_32_25">j</text:span><text:span text:style-name="_37_5">e</text:span><text:span text:style-name="_31_11">c</text:span><text:span text:style-name="_31_79">t</text:span><text:span text:style-name="_31_"> </text:span><text:span text:style-name="_31_13">o</text:span><text:span text:style-name="_31_94">f</text:span><text:span text:style-name="_31_"> </text:span><text:span text:style-name="_31_14">t</text:span><text:span text:style-name="_32_18">h</text:span><text:span text:style-name="_35_0">e</text:span><text:span text:style-name="_37_6"> </text:span><text:span text:style-name="_31_70">g</text:span><text:span text:style-name="_32_6">a</text:span><text:span text:style-name="_31_04">m</text:span><text:span text:style-name="_31_86">e</text:span><text:span text:style-name="_31_"> </text:span><text:span text:style-name="_31_32">f</text:span><text:span text:style-name="_32_09">o</text:span><text:span text:style-name="_35_1">r</text:span><text:span text:style-name="_37_6"> </text:span><text:span text:style-name="_32_24">t</text:span><text:span text:style-name="_35_7">h</text:span><text:span text:style-name="_31_17">e</text:span><text:span text:style-name="_31_51"> </text:span><text:span text:style-name="_32_1">i</text:span><text:span text:style-name="_31_46">n</text:span><text:span text:style-name="_32_00">t</text:span><text:span text:style-name="_36_0">e</text:span><text:span text:style-name="_31_47">r</text:span><text:span text:style-name="_32_25">r</text:span><text:span text:style-name="_35_9">o</text:span><text:span text:style-name="_31_14">g</text:span><text:span text:style-name="_31_92">a</text:span><text:span text:style-name="_35_9">t</text:span><text:span text:style-name="_31_17">o</text:span><text:span text:style-name="_32_22">r</text:span><text:span text:style-name="_31_"> </text:span><text:span text:style-name="_31_17">i</text:span><text:span text:style-name="_32_24">s</text:span><text:span text:style-name="_31_"> </text:span><text:span text:style-name="_31_11">t</text:span><text:span text:style-name="_31_76">o</text:span><text:span text:style-name="_31_"> </text:span><text:span text:style-name="_31_44">d</text:span><text:span text:style-name="_31_71">e</text:span><text:span text:style-name="_35_4">t</text:span><text:span text:style-name="_31_02">e</text:span><text:span text:style-name="_32_03">r</text:span><text:span text:style-name="_35_4">m</text:span><text:span text:style-name="_31_40">i</text:span><text:span text:style-name="_31_71">n</text:span><text:span text:style-name="_32_6">e</text:span><text:span text:style-name="_37_6"> </text:span><text:span text:style-name="_31_85">w</text:span><text:span text:style-name="_37_2">h</text:span><text:span text:style-name="_31_26">i</text:span><text:span text:style-name="_31_92">c</text:span><text:span text:style-name="_32_9">h</text:span><text:span text:style-name="_37_6"> </text:span><text:span text:style-name="_32_03">o</text:span><text:span text:style-name="_33_6">f</text:span><text:span text:style-name="_37_6"> </text:span><text:span text:style-name="_31_79">t</text:span><text:span text:style-name="_32_1">h</text:span><text:span text:style-name="_39_9">e</text:span><text:span text:style-name="_31_51"> </text:span><text:span text:style-name="_32_6">o</text:span><text:span text:style-name="_39_5">t</text:span><text:span text:style-name="_31_94">h</text:span><text:span text:style-name="_32_3">e</text:span><text:span text:style-name="_31_50">r</text:span><text:span text:style-name="_31_51"> </text:span><text:span text:style-name="_32_9">t</text:span><text:span text:style-name="_31_25">w</text:span><text:span text:style-name="_32_19">o</text:span><text:span text:style-name="_31_"> </text:span><text:span text:style-name="_31_46">i</text:span><text:span text:style-name="_31_77">s</text:span><text:span text:style-name="_31_"> </text:span><text:span text:style-name="_31_04">t</text:span><text:span text:style-name="_32_15">h</text:span><text:span text:style-name="_36_9">e</text:span><text:span text:style-name="_37_6"> </text:span><text:span text:style-name="_31_80">m</text:span><text:span text:style-name="_34_1">a</text:span><text:span text:style-name="_31_34">n</text:span><text:span text:style-name="_31_51"> </text:span><text:span text:style-name="_33_0">a</text:span><text:span text:style-name="_31_20">n</text:span><text:span text:style-name="_32_25">d</text:span><text:span text:style-name="_31_"> </text:span><text:span text:style-name="_31_41">w</text:span><text:span text:style-name="_32_04">h</text:span><text:span text:style-name="_35_7">i</text:span><text:span text:style-name="_31_05">c</text:span><text:span text:style-name="_32_04">h</text:span><text:span text:style-name="_31_"> </text:span><text:span text:style-name="_39_9">i</text:span><text:span text:style-name="_32_15">s</text:span><text:span text:style-name="_31_"> </text:span><text:span text:style-name="_31_14">t</text:span><text:span text:style-name="_32_07">h</text:span><text:span text:style-name="_33_5">e</text:span><text:span text:style-name="_37_6"> </text:span><text:span text:style-name="_32_24">w</text:span><text:span text:style-name="_36_5">o</text:span><text:span text:style-name="_31_01">m</text:span><text:span text:style-name="_32_15">a</text:span><text:span text:style-name="_35_7">n</text:span><text:span text:style-name="_31_44">.</text:span><text:span text:style-name="_31_51"> </text:span><text:span text:style-name="_34_4">H</text:span><text:span text:style-name="_39_9">e</text:span><text:span text:style-name="_31_51"> </text:span><text:span text:style-name="_36_0">k</text:span><text:span text:style-name="_31_20">n</text:span><text:span text:style-name="_32_16">o</text:span><text:span text:style-name="_33_9">w</text:span><text:span text:style-name="_39_5">s</text:span><text:span text:style-name="_31_51"> </text:span><text:span text:style-name="_32_4">t</text:span><text:span text:style-name="_31_25">h</text:span><text:span text:style-name="_31_92">e</text:span><text:span text:style-name="_32_1">m</text:span><text:span text:style-name="_37_6"> </text:span><text:span text:style-name="_32_25">b</text:span><text:span text:style-name="_32_1">y</text:span><text:span text:style-name="_37_6"> </text:span><text:span text:style-name="_32_06">l</text:span><text:span text:style-name="_35_7">a</text:span><text:span text:style-name="_31_04">b</text:span><text:span text:style-name="_32_15">e</text:span><text:span text:style-name="_36_5">l</text:span><text:span text:style-name="_31_10">s</text:span><text:span text:style-name="_31_51"> </text:span><text:span text:style-name="_33_6">X</text:span><text:span text:style-name="_37_6"> </text:span><text:span text:style-name="_31_86">a</text:span><text:span text:style-name="_33_8">n</text:span><text:span text:style-name="_31_35">d</text:span><text:span text:style-name="_31_51"> </text:span><text:span text:style-name="_37_4">Y</text:span><text:span text:style-name="_31_01">,</text:span><text:span text:style-name="_31_51"> </text:span><text:span text:style-name="_32_0">a</text:span><text:span text:style-name="_31_02">n</text:span><text:span text:style-name="_32_21">d</text:span><text:span text:style-name="_31_"> </text:span><text:span text:style-name="_31_43">a</text:span><text:span text:style-name="_31_71">t</text:span><text:span text:style-name="_31_"> </text:span><text:span text:style-name="_31_46">t</text:span><text:span text:style-name="_32_04">h</text:span><text:span text:style-name="_35_7">e</text:span><text:span text:style-name="_37_6"> </text:span><text:span text:style-name="_31_94">e</text:span><text:span text:style-name="_35_1">n</text:span><text:span text:style-name="_39_6">d</text:span><text:span text:style-name="_31_51"> </text:span><text:span text:style-name="_37_1">o</text:span><text:span text:style-name="_39_8">f</text:span><text:span text:style-name="_31_51"> </text:span><text:span text:style-name="_33_9">t</text:span><text:span text:style-name="_31_35">h</text:span><text:span text:style-name="_32_09">e</text:span><text:span text:style-name="_31_"> </text:span><text:span text:style-name="_31_31">g</text:span><text:span text:style-name="_31_70">a</text:span><text:span text:style-name="_34_4">m</text:span><text:span text:style-name="_31_46">e</text:span><text:span text:style-name="_31_51"> </text:span><text:span text:style-name="_33_5">h</text:span><text:span text:style-name="_31_11">e</text:span><text:span text:style-name="_31_51"> </text:span><text:span text:style-name="_36_8">s</text:span><text:span text:style-name="_31_16">a</text:span><text:span text:style-name="_32_16">y</text:span><text:span text:style-name="_35_6">s</text:span><text:span text:style-name="_37_6"> </text:span><text:span text:style-name="_32_06">e</text:span><text:span text:style-name="_35_7">i</text:span><text:span text:style-name="_31_19">t</text:span><text:span text:style-name="_32_07">h</text:span><text:span text:style-name="_33_8">e</text:span><text:span text:style-name="_31_13">r</text:span><text:span text:style-name="_31_51"> </text:span><text:span text:style-name="_37_1">"</text:span><text:span text:style-name="_31_29">X</text:span><text:span text:style-name="_31_51"> </text:span><text:span text:style-name="_36_9">i</text:span><text:span text:style-name="_39_5">s</text:span><text:span text:style-name="_31_51"> </text:span><text:span text:style-name="_37_2">A</text:span><text:span text:style-name="_37_6"> </text:span><text:span text:style-name="_31_95">a</text:span><text:span text:style-name="_36_6">n</text:span><text:span text:style-name="_31_26">d</text:span><text:span text:style-name="_31_51"> </text:span><text:span text:style-name="_32_9">Y</text:span><text:span text:style-name="_37_6"> </text:span><text:span text:style-name="_31_74">i</text:span><text:span text:style-name="_37_5">s</text:span><text:span text:style-name="_37_6"> </text:span><text:span text:style-name="_32_16">B</text:span><text:span text:style-name="_32_9">"</text:span><text:span text:style-name="_37_6"> </text:span><text:span text:style-name="_31_92">o</text:span><text:span text:style-name="_36_9">r</text:span><text:span text:style-name="_37_6"> </text:span><text:span text:style-name="_32_09">"</text:span><text:span text:style-name="_32_0">X</text:span><text:span text:style-name="_37_6"> </text:span><text:span text:style-name="_32_15">i</text:span><text:span text:style-name="_33_9">s</text:span><text:span text:style-name="_37_6"> </text:span><text:span text:style-name="_31_92">B</text:span><text:span text:style-name="_31_"> </text:span><text:span text:style-name="_31_13">a</text:span><text:span text:style-name="_32_25">n</text:span><text:span text:style-name="_34_5">d</text:span><text:span text:style-name="_37_6"> </text:span><text:span text:style-name="_31_77">Y</text:span><text:span text:style-name="_31_"> </text:span><text:span text:style-name="_31_47">i</text:span><text:span text:style-name="_32_10">s</text:span><text:span text:style-name="_31_"> </text:span><text:span text:style-name="_31_25">A</text:span><text:span text:style-name="_31_80">.</text:span><text:span text:style-name="_37_4">"</text:span><text:span text:style-name="_37_6"> </text:span><text:span text:style-name="_31_88">T</text:span><text:span text:style-name="_36_9">h</text:span><text:span text:style-name="_31_49">e</text:span><text:span text:style-name="_31_51"> </text:span><text:span text:style-name="_36_0">i</text:span><text:span text:style-name="_39_8">n</text:span><text:span text:style-name="_32_00">t</text:span><text:span text:style-name="_37_5">e</text:span><text:span text:style-name="_39_9">r</text:span><text:span text:style-name="_32_10">r</text:span><text:span text:style-name="_33_5">o</text:span><text:span text:style-name="_31_31">g</text:span><text:span text:style-name="_32_01">a</text:span><text:span text:style-name="_35_9">t</text:span><text:span text:style-name="_39_5">o</text:span><text:span text:style-name="_31_77">r</text:span><text:span text:style-name="_31_"> </text:span><text:span text:style-name="_39_5">i</text:span><text:span text:style-name="_32_22">s</text:span><text:span text:style-name="_31_"> </text:span><text:span text:style-name="_31_16">a</text:span><text:span text:style-name="_32_09">l</text:span><text:span text:style-name="_33_9">l</text:span><text:span text:style-name="_31_20">o</text:span><text:span text:style-name="_32_10">w</text:span><text:span text:style-name="_32_6">e</text:span><text:span text:style-name="_31_16">d</text:span><text:span text:style-name="_31_51"> </text:span><text:span text:style-name="_36_6">t</text:span><text:span text:style-name="_31_50">o</text:span><text:span text:style-name="_31_51"> </text:span><text:span text:style-name="_33_8">p</text:span><text:span text:style-name="_39_6">u</text:span><text:span text:style-name="_32_18">t</text:span><text:span text:style-name="_31_"> </text:span><text:span text:style-name="_31_41">q</text:span><text:span text:style-name="_31_74">u</text:span><text:span text:style-name="_36_9">e</text:span><text:span text:style-name="_31_14">s</text:span><text:span text:style-name="_32_01">t</text:span><text:span text:style-name="_35_3">i</text:span><text:span text:style-name="_31_10">o</text:span><text:span text:style-name="_32_22">n</text:span><text:span text:style-name="_33_5">s</text:span><text:span text:style-name="_37_6"> </text:span><text:span text:style-name="_32_07">t</text:span><text:span text:style-name="_37_1">o</text:span><text:span text:style-name="_37_6"> </text:span><text:span text:style-name="_31_74">A</text:span><text:span text:style-name="_31_"> </text:span><text:span text:style-name="_31_35">a</text:span><text:span text:style-name="_31_95">n</text:span><text:span text:style-name="_36_6">d</text:span><text:span text:style-name="_37_6"> </text:span><text:span text:style-name="_31_79">B</text:span><text:span text:style-name="_31_"> </text:span><text:span text:style-name="_31_17">t</text:span><text:span text:style-name="_32_25">h</text:span><text:span text:style-name="_35_4">u</text:span><text:span text:style-name="_31_04">s</text:span><text:span text:style-name="_31_70">:</text:span></text:p>
      <text:p text:style-name="P1"><text:span text:style-name="_35_1">C</text:span><text:span text:style-name="_31_34">:</text:span><text:span text:style-name="_31_51"> </text:span><text:span text:style-name="_37_4">W</text:span><text:span text:style-name="_31_29">i</text:span><text:span text:style-name="_31_70">l</text:span><text:span text:style-name="_36_5">l</text:span><text:span text:style-name="_37_6"> </text:span><text:span text:style-name="_31_92">X</text:span><text:span text:style-name="_31_"> </text:span><text:span text:style-name="_39_8">p</text:span><text:span text:style-name="_32_01">l</text:span><text:span text:style-name="_35_7">e</text:span><text:span text:style-name="_39_8">a</text:span><text:span text:style-name="_31_92">s</text:span><text:span text:style-name="_33_5">e</text:span><text:span text:style-name="_37_6"> </text:span><text:span text:style-name="_31_70">t</text:span><text:span text:style-name="_34_1">e</text:span><text:span text:style-name="_31_40">l</text:span><text:span text:style-name="_31_74">l</text:span><text:span text:style-name="_31_"> </text:span><text:span text:style-name="_31_25">m</text:span><text:span text:style-name="_32_21">e</text:span><text:span text:style-name="_31_"> </text:span><text:span text:style-name="_39_5">t</text:span><text:span text:style-name="_31_91">h</text:span><text:span text:style-name="_35_4">e</text:span><text:span text:style-name="_37_6"> </text:span><text:span text:style-name="_31_88">l</text:span><text:span text:style-name="_34_2">e</text:span><text:span text:style-name="_39_6">n</text:span><text:span text:style-name="_31_79">g</text:span><text:span text:style-name="_33_9">t</text:span><text:span text:style-name="_31_17">h</text:span><text:span text:style-name="_31_51"> </text:span><text:span text:style-name="_36_8">o</text:span><text:span text:style-name="_31_35">f</text:span><text:span text:style-name="_31_51"> </text:span><text:span text:style-name="_34_2">h</text:span><text:span text:style-name="_39_6">i</text:span><text:span text:style-name="_32_19">s</text:span><text:span text:style-name="_31_"> </text:span><text:span text:style-name="_39_8">o</text:span><text:span text:style-name="_31_86">r</text:span><text:span text:style-name="_31_"> </text:span><text:span text:style-name="_31_10">h</text:span><text:span text:style-name="_32_18">e</text:span><text:span text:style-name="_34_4">r</text:span><text:span text:style-name="_37_6"> </text:span><text:span text:style-name="_32_00">h</text:span><text:span text:style-name="_33_9">a</text:span><text:span text:style-name="_31_49">i</text:span><text:span text:style-name="_32_01">r</text:span><text:span text:style-name="_32_4">?</text:span></text:p>
      <text:p text:style-name="P1"><text:span text:style-name="_32_0">N</text:span><text:span text:style-name="_31_20">o</text:span><text:span text:style-name="_32_00">w</text:span><text:span text:style-name="_31_"> </text:span><text:span text:style-name="_31_02">s</text:span><text:span text:style-name="_31_94">u</text:span><text:span text:style-name="_35_4">p</text:span><text:span text:style-name="_39_8">p</text:span><text:span text:style-name="_32_00">o</text:span><text:span text:style-name="_34_4">s</text:span><text:span text:style-name="_31_14">e</text:span><text:span text:style-name="_31_51"> </text:span><text:span text:style-name="_37_4">X</text:span><text:span text:style-name="_37_6"> </text:span><text:span text:style-name="_32_19">i</text:span><text:span text:style-name="_36_8">s</text:span><text:span text:style-name="_37_6"> </text:span><text:span text:style-name="_31_73">a</text:span><text:span text:style-name="_34_2">c</text:span><text:span text:style-name="_31_19">t</text:span><text:span text:style-name="_32_01">u</text:span><text:span text:style-name="_37_2">a</text:span><text:span text:style-name="_31_43">l</text:span><text:span text:style-name="_32_07">l</text:span><text:span text:style-name="_36_8">y</text:span><text:span text:style-name="_37_6"> </text:span><text:span text:style-name="_32_19">A</text:span><text:span text:style-name="_34_2">,</text:span><text:span text:style-name="_37_6"> </text:span><text:span text:style-name="_31_95">t</text:span><text:span text:style-name="_33_9">h</text:span><text:span text:style-name="_31_50">e</text:span><text:span text:style-name="_32_16">n</text:span><text:span text:style-name="_31_"> </text:span><text:span text:style-name="_31_29">A</text:span><text:span text:style-name="_31_51"> </text:span><text:span text:style-name="_35_7">m</text:span><text:span text:style-name="_31_46">u</text:span><text:span text:style-name="_32_04">s</text:span><text:span text:style-name="_35_9">t</text:span><text:span text:style-name="_37_6"> </text:span><text:span text:style-name="_31_70">a</text:span><text:span text:style-name="_35_0">n</text:span><text:span text:style-name="_31_50">s</text:span><text:span text:style-name="_32_16">w</text:span><text:span text:style-name="_34_5">e</text:span><text:span text:style-name="_31_40">r</text:span><text:span text:style-name="_32_01">.</text:span><text:span text:style-name="_31_"> </text:span><text:span text:style-name="_31_01">I</text:span><text:span text:style-name="_32_01">t</text:span><text:span text:style-name="_31_"> </text:span><text:span text:style-name="_31_29">i</text:span><text:span text:style-name="_32_22">s</text:span><text:span text:style-name="_31_"> </text:span><text:span text:style-name="_31_46">A</text:span><text:span text:style-name="_31_94">'</text:span><text:span text:style-name="_34_4">s</text:span><text:span text:style-name="_37_6"> </text:span><text:span text:style-name="_31_85">o</text:span><text:span text:style-name="_34_5">b</text:span><text:span text:style-name="_31_34">j</text:span><text:span text:style-name="_31_71">e</text:span><text:span text:style-name="_33_8">c</text:span><text:span text:style-name="_31_44">t</text:span><text:span text:style-name="_31_51"> </text:span><text:span text:style-name="_36_9">i</text:span><text:span text:style-name="_31_16">n</text:span><text:span text:style-name="_31_51"> </text:span><text:span text:style-name="_36_5">t</text:span><text:span text:style-name="_31_47">h</text:span><text:span text:style-name="_31_74">e</text:span><text:span text:style-name="_31_"> </text:span><text:span text:style-name="_31_16">g</text:span><text:span text:style-name="_31_73">a</text:span><text:span text:style-name="_37_5">m</text:span><text:span text:style-name="_39_5">e</text:span><text:span text:style-name="_31_51"> </text:span><text:span text:style-name="_33_0">t</text:span><text:span text:style-name="_31_41">o</text:span><text:span text:style-name="_31_51"> </text:span><text:span text:style-name="_32_0">t</text:span><text:span text:style-name="_39_5">r</text:span><text:span text:style-name="_32_15">y</text:span><text:span text:style-name="_31_"> </text:span><text:span text:style-name="_31_29">a</text:span><text:span text:style-name="_32_00">n</text:span><text:span text:style-name="_33_9">d</text:span><text:span text:style-name="_37_6"> </text:span><text:span text:style-name="_31_88">c</text:span><text:span text:style-name="_35_3">a</text:span><text:span text:style-name="_31_26">u</text:span><text:span text:style-name="_32_03">s</text:span><text:span text:style-name="_36_8">e</text:span><text:span text:style-name="_37_6"> </text:span><text:span text:style-name="_31_89">C</text:span><text:span text:style-name="_31_"> </text:span><text:span text:style-name="_31_19">t</text:span><text:span text:style-name="_31_71">o</text:span><text:span text:style-name="_31_"> </text:span><text:span text:style-name="_31_19">m</text:span><text:span text:style-name="_32_10">a</text:span><text:span text:style-name="_34_1">k</text:span><text:span text:style-name="_31_26">e</text:span><text:span text:style-name="_31_51"> </text:span><text:span text:style-name="_37_2">t</text:span><text:span text:style-name="_31_43">h</text:span><text:span text:style-name="_32_16">e</text:span><text:span text:style-name="_31_"> </text:span><text:span text:style-name="_31_13">w</text:span><text:span text:style-name="_31_77">r</text:span><text:span text:style-name="_35_3">o</text:span><text:span text:style-name="_31_01">n</text:span><text:span text:style-name="_31_71">g</text:span><text:span text:style-name="_31_"> </text:span><text:span text:style-name="_31_34">i</text:span><text:span text:style-name="_32_00">d</text:span><text:span text:style-name="_37_2">e</text:span><text:span text:style-name="_31_13">n</text:span><text:span text:style-name="_31_79">t</text:span><text:span text:style-name="_36_6">i</text:span><text:span text:style-name="_31_50">f</text:span><text:span text:style-name="_32_19">i</text:span><text:span text:style-name="_35_3">c</text:span><text:span text:style-name="_31_32">a</text:span><text:span text:style-name="_31_77">t</text:span><text:span text:style-name="_35_0">i</text:span><text:span text:style-name="_31_34">o</text:span><text:span text:style-name="_32_00">n</text:span><text:span text:style-name="_35_7">.</text:span><text:span text:style-name="_37_6"> </text:span><text:span text:style-name="_31_76">H</text:span><text:span text:style-name="_36_6">i</text:span><text:span text:style-name="_31_44">s</text:span><text:span text:style-name="_31_51"> </text:span><text:span text:style-name="_34_1">a</text:span><text:span text:style-name="_31_10">n</text:span><text:span text:style-name="_31_77">s</text:span><text:span text:style-name="_37_1">w</text:span><text:span text:style-name="_31_14">e</text:span><text:span text:style-name="_31_80">r</text:span><text:span text:style-name="_31_"> </text:span><text:span text:style-name="_31_13">m</text:span><text:span text:style-name="_32_04">i</text:span><text:span text:style-name="_36_5">g</text:span><text:span text:style-name="_31_41">h</text:span><text:span text:style-name="_31_76">t</text:span><text:span text:style-name="_31_"> </text:span><text:span text:style-name="_39_9">t</text:span><text:span text:style-name="_31_73">h</text:span><text:span text:style-name="_35_1">e</text:span><text:span text:style-name="_31_14">r</text:span><text:span text:style-name="_32_00">e</text:span><text:span text:style-name="_33_5">f</text:span><text:span text:style-name="_31_35">o</text:span><text:span text:style-name="_32_04">r</text:span><text:span text:style-name="_33_5">e</text:span><text:span text:style-name="_37_6"> </text:span><text:span text:style-name="_31_80">b</text:span><text:span text:style-name="_32_1">e</text:span><text:span text:style-name="_31_05">:</text:span></text:p>
      <text:p text:style-name="P1"><text:span text:style-name="_36_5">"</text:span><text:span text:style-name="_39_8">M</text:span><text:span text:style-name="_32_19">y</text:span><text:span text:style-name="_31_"> </text:span><text:span text:style-name="_31_13">h</text:span><text:span text:style-name="_31_89">a</text:span><text:span text:style-name="_34_1">i</text:span><text:span text:style-name="_31_10">r</text:span><text:span text:style-name="_31_51"> </text:span><text:span text:style-name="_33_5">i</text:span><text:span text:style-name="_31_28">s</text:span><text:span text:style-name="_31_51"> </text:span><text:span text:style-name="_36_5">s</text:span><text:span text:style-name="_31_50">h</text:span><text:span text:style-name="_31_77">i</text:span><text:span text:style-name="_35_0">n</text:span><text:span text:style-name="_39_6">g</text:span><text:span text:style-name="_32_18">l</text:span><text:span text:style-name="_32_9">e</text:span><text:span text:style-name="_31_49">d</text:span><text:span text:style-name="_32_07">,</text:span><text:span text:style-name="_31_"> </text:span><text:span text:style-name="_31_47">a</text:span><text:span text:style-name="_32_00">n</text:span><text:span text:style-name="_32_6">d</text:span><text:span text:style-name="_37_6"> </text:span><text:span text:style-name="_31_89">t</text:span><text:span text:style-name="_35_3">h</text:span><text:span text:style-name="_31_17">e</text:span><text:span text:style-name="_31_51"> </text:span><text:span text:style-name="_32_1">l</text:span><text:span text:style-name="_31_35">o</text:span><text:span text:style-name="_31_95">n</text:span><text:span text:style-name="_33_9">g</text:span><text:span text:style-name="_31_20">e</text:span><text:span text:style-name="_31_71">s</text:span><text:span text:style-name="_36_8">t</text:span><text:span text:style-name="_37_6"> </text:span><text:span text:style-name="_31_89">s</text:span><text:span text:style-name="_34_1">t</text:span><text:span text:style-name="_31_43">r</text:span><text:span text:style-name="_32_09">a</text:span><text:span text:style-name="_35_9">n</text:span><text:span text:style-name="_31_43">d</text:span><text:span text:style-name="_32_10">s</text:span><text:span text:style-name="_31_"> </text:span><text:span text:style-name="_31_20">a</text:span><text:span text:style-name="_31_94">r</text:span><text:span text:style-name="_37_4">e</text:span><text:span text:style-name="_37_6"> </text:span><text:span text:style-name="_32_24">a</text:span><text:span text:style-name="_35_7">b</text:span><text:span text:style-name="_31_01">o</text:span><text:span text:style-name="_31_89">u</text:span><text:span text:style-name="_33_8">t</text:span><text:span text:style-name="_37_6"> </text:span><text:span text:style-name="_32_18">n</text:span><text:span text:style-name="_35_6">i</text:span><text:span text:style-name="_31_44">n</text:span><text:span text:style-name="_31_70">e</text:span><text:span text:style-name="_31_"> </text:span><text:span text:style-name="_31_41">i</text:span><text:span text:style-name="_31_88">n</text:span><text:span text:style-name="_34_4">c</text:span><text:span text:style-name="_31_41">h</text:span><text:span text:style-name="_32_07">e</text:span><text:span text:style-name="_32_6">s</text:span><text:span text:style-name="_37_6"> </text:span><text:span text:style-name="_32_07">l</text:span><text:span text:style-name="_36_5">o</text:span><text:span text:style-name="_31_44">n</text:span><text:span text:style-name="_31_77">g</text:span><text:span text:style-name="_37_2">.</text:span><text:span text:style-name="_31_47">"</text:span></text:p>
      <text:p text:style-name="P1"><text:span text:style-name="_32_4">I</text:span><text:span text:style-name="_31_32">n</text:span><text:span text:style-name="_31_51"> </text:span><text:span text:style-name="_36_5">o</text:span><text:span text:style-name="_31_29">r</text:span><text:span text:style-name="_32_19">d</text:span><text:span text:style-name="_33_5">e</text:span><text:span text:style-name="_31_02">r</text:span><text:span text:style-name="_31_51"> </text:span><text:span text:style-name="_35_0">t</text:span><text:span text:style-name="_31_31">h</text:span><text:span text:style-name="_32_03">a</text:span><text:span text:style-name="_35_1">t</text:span><text:span text:style-name="_37_6"> </text:span><text:span text:style-name="_31_86">t</text:span><text:span text:style-name="_34_4">o</text:span><text:span text:style-name="_39_8">n</text:span><text:span text:style-name="_32_04">e</text:span><text:span text:style-name="_32_7">s</text:span><text:span text:style-name="_37_6"> </text:span><text:span text:style-name="_31_92">o</text:span><text:span text:style-name="_32_7">f</text:span><text:span text:style-name="_37_6"> </text:span><text:span text:style-name="_32_10">v</text:span><text:span text:style-name="_32_0">o</text:span><text:span text:style-name="_31_19">i</text:span><text:span text:style-name="_32_19">c</text:span><text:span text:style-name="_36_5">e</text:span><text:span text:style-name="_37_6"> </text:span><text:span text:style-name="_32_21">m</text:span><text:span text:style-name="_32_4">a</text:span><text:span text:style-name="_31_50">y</text:span><text:span text:style-name="_31_51"> </text:span><text:span text:style-name="_33_5">n</text:span><text:span text:style-name="_31_20">o</text:span><text:span text:style-name="_31_73">t</text:span><text:span text:style-name="_31_"> </text:span><text:span text:style-name="_31_14">h</text:span><text:span text:style-name="_32_24">e</text:span><text:span text:style-name="_35_6">l</text:span><text:span text:style-name="_31_11">p</text:span><text:span text:style-name="_31_51"> </text:span><text:span text:style-name="_35_0">t</text:span><text:span text:style-name="_31_46">h</text:span><text:span text:style-name="_32_16">e</text:span><text:span text:style-name="_31_"> </text:span><text:span text:style-name="_31_32">i</text:span><text:span text:style-name="_31_71">n</text:span><text:span text:style-name="_33_5">t</text:span><text:span text:style-name="_31_17">e</text:span><text:span text:style-name="_31_91">r</text:span><text:span text:style-name="_34_1">r</text:span><text:span text:style-name="_31_26">o</text:span><text:span text:style-name="_32_25">g</text:span><text:span text:style-name="_34_4">a</text:span><text:span text:style-name="_31_11">t</text:span><text:span text:style-name="_32_15">o</text:span><text:span text:style-name="_34_2">r</text:span><text:span text:style-name="_37_6"> </text:span><text:span text:style-name="_31_76">t</text:span><text:span text:style-name="_35_1">h</text:span><text:span text:style-name="_39_9">e</text:span><text:span text:style-name="_31_51"> </text:span><text:span text:style-name="_35_6">a</text:span><text:span text:style-name="_31_05">n</text:span><text:span text:style-name="_32_01">s</text:span><text:span text:style-name="_34_5">w</text:span><text:span text:style-name="_31_34">e</text:span><text:span text:style-name="_31_73">r</text:span><text:span text:style-name="_35_4">s</text:span><text:span text:style-name="_37_6"> </text:span><text:span text:style-name="_31_74">s</text:span><text:span text:style-name="_37_5">h</text:span><text:span text:style-name="_31_28">o</text:span><text:span text:style-name="_32_19">u</text:span><text:span text:style-name="_32_7">l</text:span><text:span text:style-name="_31_26">d</text:span><text:span text:style-name="_31_51"> </text:span><text:span text:style-name="_34_4">b</text:span><text:span text:style-name="_31_11">e</text:span><text:span text:style-name="_31_51"> </text:span><text:span text:style-name="_33_9">w</text:span><text:span text:style-name="_31_05">r</text:span><text:span text:style-name="_31_89">i</text:span><text:span text:style-name="_32_1">t</text:span><text:span text:style-name="_31_25">t</text:span><text:span text:style-name="_32_04">e</text:span><text:span text:style-name="_33_0">n</text:span><text:span text:style-name="_39_6">,</text:span><text:span text:style-name="_31_51"> </text:span><text:span text:style-name="_32_7">o</text:span><text:span text:style-name="_31_25">r</text:span><text:span text:style-name="_31_51"> </text:span><text:span text:style-name="_34_2">b</text:span><text:span text:style-name="_31_47">e</text:span><text:span text:style-name="_32_06">t</text:span><text:span text:style-name="_36_9">t</text:span><text:span text:style-name="_31_11">e</text:span><text:span text:style-name="_31_77">r</text:span><text:span text:style-name="_31_"> </text:span><text:span text:style-name="_39_8">s</text:span><text:span text:style-name="_32_03">t</text:span><text:span text:style-name="_33_0">i</text:span><text:span text:style-name="_31_10">l</text:span><text:span text:style-name="_31_95">l</text:span><text:span text:style-name="_36_8">,</text:span><text:span text:style-name="_37_6"> </text:span><text:span text:style-name="_32_25">t</text:span><text:span text:style-name="_32_4">y</text:span><text:span text:style-name="_39_5">p</text:span><text:span text:style-name="_32_19">e</text:span><text:span text:style-name="_36_8">w</text:span><text:span text:style-name="_31_35">r</text:span><text:span text:style-name="_31_80">i</text:span><text:span text:style-name="_34_1">t</text:span><text:span text:style-name="_39_8">t</text:span><text:span text:style-name="_31_79">e</text:span><text:span text:style-name="_34_2">n</text:span><text:span text:style-name="_31_02">.</text:span><text:span text:style-name="_31_51"> </text:span><text:span text:style-name="_34_1">T</text:span><text:span text:style-name="_31_01">h</text:span><text:span text:style-name="_31_91">e</text:span><text:span text:style-name="_31_"> </text:span><text:span text:style-name="_31_19">i</text:span><text:span text:style-name="_31_76">d</text:span><text:span text:style-name="_35_9">e</text:span><text:span text:style-name="_39_6">a</text:span><text:span text:style-name="_32_01">l</text:span><text:span text:style-name="_31_"> </text:span><text:span text:style-name="_31_29">a</text:span><text:span text:style-name="_31_95">r</text:span><text:span text:style-name="_32_0">r</text:span><text:span text:style-name="_31_49">a</text:span><text:span text:style-name="_32_00">n</text:span><text:span text:style-name="_32_0">g</text:span><text:span text:style-name="_31_34">e</text:span><text:span text:style-name="_31_85">m</text:span><text:span text:style-name="_35_4">e</text:span><text:span text:style-name="_39_5">n</text:span><text:span text:style-name="_31_71">t</text:span><text:span text:style-name="_31_"> </text:span><text:span text:style-name="_31_50">i</text:span><text:span text:style-name="_31_73">s</text:span><text:span text:style-name="_31_"> </text:span><text:span text:style-name="_31_44">t</text:span><text:span text:style-name="_31_71">o</text:span><text:span text:style-name="_31_"> </text:span><text:span text:style-name="_31_19">h</text:span><text:span text:style-name="_31_70">a</text:span><text:span text:style-name="_37_4">v</text:span><text:span text:style-name="_31_50">e</text:span><text:span text:style-name="_31_51"> </text:span><text:span text:style-name="_32_7">a</text:span><text:span text:style-name="_37_6"> </text:span><text:span text:style-name="_31_95">t</text:span><text:span text:style-name="_36_6">e</text:span><text:span text:style-name="_31_25">l</text:span><text:span text:style-name="_31_94">e</text:span><text:span text:style-name="_35_6">p</text:span><text:span text:style-name="_39_5">r</text:span><text:span text:style-name="_31_80">i</text:span><text:span text:style-name="_34_5">n</text:span><text:span text:style-name="_31_17">t</text:span><text:span text:style-name="_31_70">e</text:span><text:span text:style-name="_35_6">r</text:span><text:span text:style-name="_37_6"> </text:span><text:span text:style-name="_32_03">c</text:span><text:span text:style-name="_36_6">o</text:span><text:span text:style-name="_31_47">m</text:span><text:span text:style-name="_31_76">m</text:span><text:span text:style-name="_35_9">u</text:span><text:span text:style-name="_31_34">n</text:span><text:span text:style-name="_31_71">i</text:span><text:span text:style-name="_35_4">c</text:span><text:span text:style-name="_31_34">a</text:span><text:span text:style-name="_32_21">t</text:span><text:span text:style-name="_34_2">i</text:span><text:span text:style-name="_31_44">n</text:span><text:span text:style-name="_31_73">g</text:span><text:span text:style-name="_31_"> </text:span><text:span text:style-name="_31_19">b</text:span><text:span text:style-name="_32_22">e</text:span><text:span text:style-name="_35_6">t</text:span><text:span text:style-name="_31_28">w</text:span><text:span text:style-name="_31_92">e</text:span><text:span text:style-name="_36_9">e</text:span><text:span text:style-name="_31_26">n</text:span><text:span text:style-name="_31_51"> </text:span><text:span text:style-name="_33_5">t</text:span><text:span text:style-name="_31_11">h</text:span><text:span text:style-name="_32_16">e</text:span><text:span text:style-name="_31_"> </text:span><text:span text:style-name="_31_50">t</text:span><text:span text:style-name="_31_77">w</text:span><text:span text:style-name="_34_5">o</text:span><text:span text:style-name="_37_6"> </text:span><text:span text:style-name="_32_06">r</text:span><text:span text:style-name="_36_9">o</text:span><text:span text:style-name="_31_04">o</text:span><text:span text:style-name="_31_80">m</text:span><text:span text:style-name="_37_2">s</text:span><text:span text:style-name="_31_46">.</text:span><text:span text:style-name="_31_51"> </text:span><text:span text:style-name="_37_5">A</text:span><text:span text:style-name="_31_35">l</text:span><text:span text:style-name="_32_10">t</text:span><text:span text:style-name="_36_6">e</text:span><text:span text:style-name="_31_28">r</text:span><text:span text:style-name="_31_88">n</text:span><text:span text:style-name="_32_6">a</text:span><text:span text:style-name="_31_50">t</text:span><text:span text:style-name="_31_89">i</text:span><text:span text:style-name="_35_9">v</text:span><text:span text:style-name="_31_05">e</text:span><text:span text:style-name="_32_00">l</text:span><text:span text:style-name="_36_0">y</text:span><text:span text:style-name="_37_6"> </text:span><text:span text:style-name="_32_04">t</text:span><text:span text:style-name="_32_7">h</text:span><text:span text:style-name="_31_10">e</text:span><text:span text:style-name="_31_51"> </text:span><text:span text:style-name="_35_7">q</text:span><text:span text:style-name="_31_25">u</text:span><text:span text:style-name="_31_70">e</text:span><text:span text:style-name="_36_6">s</text:span><text:span text:style-name="_39_6">t</text:span><text:span text:style-name="_32_25">i</text:span><text:span text:style-name="_32_0">o</text:span><text:span text:style-name="_31_19">n</text:span><text:span text:style-name="_31_51"> </text:span><text:span text:style-name="_34_1">a</text:span><text:span text:style-name="_31_19">n</text:span><text:span text:style-name="_32_21">d</text:span><text:span text:style-name="_31_"> </text:span><text:span text:style-name="_31_40">a</text:span><text:span text:style-name="_32_18">n</text:span><text:span text:style-name="_32_6">s</text:span><text:span text:style-name="_31_20">w</text:span><text:span text:style-name="_31_79">e</text:span><text:span text:style-name="_35_6">r</text:span><text:span text:style-name="_31_44">s</text:span><text:span text:style-name="_31_51"> </text:span><text:span text:style-name="_35_7">c</text:span><text:span text:style-name="_31_17">a</text:span><text:span text:style-name="_31_71">n</text:span><text:span text:style-name="_31_"> </text:span><text:span text:style-name="_31_41">b</text:span><text:span text:style-name="_32_24">e</text:span><text:span text:style-name="_31_"> </text:span><text:span text:style-name="_31_04">r</text:span><text:span text:style-name="_31_92">e</text:span><text:span text:style-name="_35_9">p</text:span><text:span text:style-name="_31_32">e</text:span><text:span text:style-name="_31_85">a</text:span><text:span text:style-name="_37_5">t</text:span><text:span text:style-name="_31_40">e</text:span><text:span text:style-name="_32_00">d</text:span><text:span text:style-name="_31_"> </text:span><text:span text:style-name="_31_26">b</text:span><text:span text:style-name="_31_80">y</text:span><text:span text:style-name="_31_"> </text:span><text:span text:style-name="_31_19">a</text:span><text:span text:style-name="_32_16">n</text:span><text:span text:style-name="_31_"> </text:span><text:span text:style-name="_39_5">i</text:span><text:span text:style-name="_31_80">n</text:span><text:span text:style-name="_35_9">t</text:span><text:span text:style-name="_31_35">e</text:span><text:span text:style-name="_32_21">r</text:span><text:span text:style-name="_32_1">m</text:span><text:span text:style-name="_39_5">e</text:span><text:span text:style-name="_32_16">d</text:span><text:span text:style-name="_32_3">i</text:span><text:span text:style-name="_31_17">a</text:span><text:span text:style-name="_32_18">r</text:span><text:span text:style-name="_36_6">y</text:span><text:span text:style-name="_31_43">.</text:span><text:span text:style-name="_31_51"> </text:span><text:span text:style-name="_33_8">T</text:span><text:span text:style-name="_31_32">h</text:span><text:span text:style-name="_32_18">e</text:span><text:span text:style-name="_31_"> </text:span><text:span text:style-name="_31_16">o</text:span><text:span text:style-name="_31_92">b</text:span><text:span text:style-name="_35_7">j</text:span><text:span text:style-name="_31_17">e</text:span><text:span text:style-name="_31_79">c</text:span><text:span text:style-name="_32_0">t</text:span><text:span text:style-name="_37_6"> </text:span><text:span text:style-name="_31_70">o</text:span><text:span text:style-name="_35_4">f</text:span><text:span text:style-name="_37_6"> </text:span><text:span text:style-name="_31_89">t</text:span><text:span text:style-name="_32_4">h</text:span><text:span text:style-name="_31_10">e</text:span><text:span text:style-name="_31_51"> </text:span><text:span text:style-name="_32_0">g</text:span><text:span text:style-name="_31_16">a</text:span><text:span text:style-name="_31_71">m</text:span><text:span text:style-name="_34_2">e</text:span><text:span text:style-name="_37_6"> </text:span><text:span text:style-name="_32_06">f</text:span><text:span text:style-name="_34_4">o</text:span><text:span text:style-name="_31_20">r</text:span><text:span text:style-name="_31_51"> </text:span><text:span text:style-name="_33_6">t</text:span><text:span text:style-name="_39_9">h</text:span><text:span text:style-name="_31_89">e</text:span><text:span text:style-name="_31_"> </text:span><text:span text:style-name="_31_43">t</text:span><text:span text:style-name="_32_22">h</text:span><text:span text:style-name="_36_6">i</text:span><text:span text:style-name="_31_14">r</text:span><text:span text:style-name="_32_15">d</text:span><text:span text:style-name="_31_"> </text:span><text:span text:style-name="_31_31">p</text:span><text:span text:style-name="_31_74">l</text:span><text:span text:style-name="_37_2">a</text:span><text:span text:style-name="_31_02">y</text:span><text:span text:style-name="_31_95">e</text:span><text:span text:style-name="_33_5">r</text:span><text:span text:style-name="_37_6"> </text:span><text:span text:style-name="_32_16">(</text:span><text:span text:style-name="_36_6">B</text:span><text:span text:style-name="_31_01">)</text:span><text:span text:style-name="_31_51"> </text:span><text:span text:style-name="_33_9">i</text:span><text:span text:style-name="_39_6">s</text:span><text:span text:style-name="_31_51"> </text:span><text:span text:style-name="_32_7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8:34:26.81</meta:creation-date>
    <dc:title>Haathi</dc:title>
    <meta:editing-duration>PT8M5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08:43:19.92</dc:date>
    <meta:template xlink:type="simple" xlink:actuate="onRequest" xlink:title="Haathi" xlink:href="file:///C:/Users/kwa/AppData/Roaming/OpenOffice/4/user/template/Haathi.ott" meta:date="2016-02-24T08:34:26.45"/>
  </office:meta>
</office:document-meta>
</file>